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list-style-name="WWNum19">
      <style:paragraph-properties fo:margin-left="1.5in" fo:margin-right="0in" fo:margin-top="0in" fo:margin-bottom="0in" loext:contextual-spacing="true" fo:text-align="justify" style:justify-single-word="false" fo:text-indent="-0.25in" style:auto-text-indent="false"/>
    </style:style>
    <style:style style:name="P2" style:family="paragraph" style:parent-style-name="Standard" style:list-style-name="WWNum35">
      <style:paragraph-properties fo:margin-left="1.5in" fo:margin-right="0in" fo:margin-top="0in" fo:margin-bottom="0in" loext:contextual-spacing="true" fo:text-align="justify" style:justify-single-word="false" fo:text-indent="-0.25in" style:auto-text-indent="false"/>
    </style:style>
    <style:style style:name="P3" style:family="paragraph" style:parent-style-name="Standard" style:list-style-name="WWNum41">
      <style:paragraph-properties fo:margin-left="1.5in" fo:margin-right="0in" fo:margin-top="0in" fo:margin-bottom="0in" loext:contextual-spacing="true" fo:text-align="justify" style:justify-single-word="false" fo:text-indent="-0.25in" style:auto-text-indent="false"/>
    </style:style>
    <style:style style:name="P4" style:family="paragraph" style:parent-style-name="Standard" style:list-style-name="WWNum25">
      <style:paragraph-properties fo:margin-left="1.5in" fo:margin-right="0in" fo:margin-top="0in" fo:margin-bottom="0in" loext:contextual-spacing="true" fo:text-align="justify" style:justify-single-word="false" fo:text-indent="-0.25in" style:auto-text-indent="false"/>
    </style:style>
    <style:style style:name="P5" style:family="paragraph" style:parent-style-name="Standard" style:list-style-name="WWNum38">
      <style:paragraph-properties fo:margin-left="1.5in" fo:margin-right="0in" fo:margin-top="0in" fo:margin-bottom="0in" loext:contextual-spacing="true" fo:text-align="justify" style:justify-single-word="false" fo:text-indent="-0.25in" style:auto-text-indent="false"/>
    </style:style>
    <style:style style:name="P6" style:family="paragraph" style:parent-style-name="Standard" style:list-style-name="WWNum14">
      <style:paragraph-properties fo:margin-left="1.5in" fo:margin-right="0in" fo:margin-top="0in" fo:margin-bottom="0in" loext:contextual-spacing="true" fo:text-align="justify" style:justify-single-word="false" fo:text-indent="-0.25in" style:auto-text-indent="false"/>
    </style:style>
    <style:style style:name="P7" style:family="paragraph" style:parent-style-name="Standard" style:list-style-name="WWNum48">
      <style:paragraph-properties fo:margin-left="1.5in" fo:margin-right="0in" fo:margin-top="0in" fo:margin-bottom="0in" loext:contextual-spacing="true" fo:text-align="justify" style:justify-single-word="false" fo:text-indent="-0.25in" style:auto-text-indent="false"/>
    </style:style>
    <style:style style:name="P8" style:family="paragraph" style:parent-style-name="Standard" style:list-style-name="WWNum5">
      <style:paragraph-properties fo:margin-left="1.5in" fo:margin-right="0in" fo:margin-top="0in" fo:margin-bottom="0in" loext:contextual-spacing="true" fo:text-align="justify" style:justify-single-word="false" fo:text-indent="-0.25in" style:auto-text-indent="false"/>
    </style:style>
    <style:style style:name="P9" style:family="paragraph" style:parent-style-name="Standard" style:list-style-name="WWNum40">
      <style:paragraph-properties fo:margin-left="1.5in" fo:margin-right="0in" fo:margin-top="0in" fo:margin-bottom="0in" loext:contextual-spacing="true" fo:text-align="justify" style:justify-single-word="false" fo:text-indent="-0.25in" style:auto-text-indent="false"/>
    </style:style>
    <style:style style:name="P10" style:family="paragraph" style:parent-style-name="Standard" style:list-style-name="WWNum39">
      <style:paragraph-properties fo:margin-left="1.5in" fo:margin-right="0in" fo:margin-top="0in" fo:margin-bottom="0in" loext:contextual-spacing="true" fo:text-align="justify" style:justify-single-word="false" fo:text-indent="-0.25in" style:auto-text-indent="false"/>
    </style:style>
    <style:style style:name="P11" style:family="paragraph" style:parent-style-name="Standard" style:list-style-name="WWNum29">
      <style:paragraph-properties fo:margin-left="1.5in" fo:margin-right="0in" fo:margin-top="0in" fo:margin-bottom="0in" loext:contextual-spacing="true" fo:text-align="justify" style:justify-single-word="false" fo:text-indent="-0.25in" style:auto-text-indent="false"/>
    </style:style>
    <style:style style:name="P12" style:family="paragraph" style:parent-style-name="Standard" style:list-style-name="WWNum1">
      <style:paragraph-properties fo:margin-left="1.5in" fo:margin-right="0in" fo:margin-top="0in" fo:margin-bottom="0in" loext:contextual-spacing="true" fo:text-align="justify" style:justify-single-word="false" fo:text-indent="-0.25in" style:auto-text-indent="false"/>
    </style:style>
    <style:style style:name="P13" style:family="paragraph" style:parent-style-name="Standard" style:list-style-name="WWNum4">
      <style:paragraph-properties fo:margin-left="1.5in" fo:margin-right="0in" fo:margin-top="0in" fo:margin-bottom="0in" loext:contextual-spacing="true" fo:text-align="justify" style:justify-single-word="false" fo:text-indent="-0.25in" style:auto-text-indent="false"/>
    </style:style>
    <style:style style:name="P14" style:family="paragraph" style:parent-style-name="Standard" style:list-style-name="WWNum47">
      <style:paragraph-properties fo:margin-left="1.5in" fo:margin-right="0in" fo:margin-top="0in" fo:margin-bottom="0in" loext:contextual-spacing="true" fo:text-align="justify" style:justify-single-word="false" fo:text-indent="-0.25in" style:auto-text-indent="false"/>
    </style:style>
    <style:style style:name="P15" style:family="paragraph" style:parent-style-name="Standard" style:list-style-name="WWNum13">
      <style:paragraph-properties fo:margin-left="1.5in" fo:margin-right="0in" fo:margin-top="0in" fo:margin-bottom="0in" loext:contextual-spacing="true" fo:text-align="justify" style:justify-single-word="false" fo:text-indent="-0.25in" style:auto-text-indent="false"/>
    </style:style>
    <style:style style:name="P16" style:family="paragraph" style:parent-style-name="Standard" style:list-style-name="WWNum3">
      <style:paragraph-properties fo:margin-left="1.5in" fo:margin-right="0in" fo:margin-top="0in" fo:margin-bottom="0in" loext:contextual-spacing="true" fo:text-align="justify" style:justify-single-word="false" fo:text-indent="-0.25in" style:auto-text-indent="false"/>
    </style:style>
    <style:style style:name="P17" style:family="paragraph" style:parent-style-name="Standard" style:list-style-name="WWNum10">
      <style:paragraph-properties fo:margin-left="1.5in" fo:margin-right="0in" fo:margin-top="0in" fo:margin-bottom="0in" loext:contextual-spacing="true" fo:text-align="justify" style:justify-single-word="false" fo:text-indent="-0.25in" style:auto-text-indent="false"/>
    </style:style>
    <style:style style:name="P18" style:family="paragraph" style:parent-style-name="Standard" style:list-style-name="WWNum49">
      <style:paragraph-properties fo:margin-left="1.5in" fo:margin-right="0in" fo:margin-top="0in" fo:margin-bottom="0in" loext:contextual-spacing="true" fo:text-align="justify" style:justify-single-word="false" fo:text-indent="-0.25in" style:auto-text-indent="false"/>
    </style:style>
    <style:style style:name="P19" style:family="paragraph" style:parent-style-name="Standard" style:list-style-name="WWNum8">
      <style:paragraph-properties fo:margin-left="1.5in" fo:margin-right="0in" fo:margin-top="0in" fo:margin-bottom="0in" loext:contextual-spacing="true" fo:text-align="justify" style:justify-single-word="false" fo:text-indent="-0.25in" style:auto-text-indent="false"/>
    </style:style>
    <style:style style:name="P20" style:family="paragraph" style:parent-style-name="Standard" style:list-style-name="WWNum12">
      <style:paragraph-properties fo:margin-left="1.5in" fo:margin-right="0in" fo:margin-top="0in" fo:margin-bottom="0in" loext:contextual-spacing="true" fo:text-align="justify" style:justify-single-word="false" fo:text-indent="-0.25in" style:auto-text-indent="false"/>
    </style:style>
    <style:style style:name="P21" style:family="paragraph" style:parent-style-name="Standard" style:list-style-name="WWNum6">
      <style:paragraph-properties fo:margin-left="1.5in" fo:margin-right="0in" fo:margin-top="0in" fo:margin-bottom="0in" loext:contextual-spacing="true" fo:text-align="justify" style:justify-single-word="false" fo:text-indent="-0.25in" style:auto-text-indent="false"/>
    </style:style>
    <style:style style:name="P22" style:family="paragraph" style:parent-style-name="Standard" style:list-style-name="WWNum15">
      <style:paragraph-properties fo:margin-left="1.5in" fo:margin-right="0in" fo:margin-top="0.0417in" fo:margin-bottom="0in" loext:contextual-spacing="true" fo:line-height="100%" fo:text-align="justify" style:justify-single-word="false" fo:text-indent="-0.25in" style:auto-text-indent="false"/>
    </style:style>
    <style:style style:name="P23" style:family="paragraph" style:parent-style-name="Standard" style:list-style-name="WWNum18">
      <style:paragraph-properties fo:margin-left="1.5in" fo:margin-right="0in" fo:margin-top="0.0417in" fo:margin-bottom="0in" loext:contextual-spacing="true" fo:line-height="100%" fo:text-align="justify" style:justify-single-word="false" fo:text-indent="-0.25in" style:auto-text-indent="false"/>
    </style:style>
    <style:style style:name="P24" style:family="paragraph" style:parent-style-name="Standard" style:list-style-name="WWNum42">
      <style:paragraph-properties fo:margin-left="1.5in" fo:margin-right="0in" fo:margin-top="0.0417in" fo:margin-bottom="0in" loext:contextual-spacing="true" fo:line-height="100%" fo:text-align="justify" style:justify-single-word="false" fo:text-indent="-0.25in" style:auto-text-indent="false"/>
    </style:style>
    <style:style style:name="P25" style:family="paragraph" style:parent-style-name="Standard" style:list-style-name="WWNum21">
      <style:paragraph-properties fo:margin-left="1.5in" fo:margin-right="0in" fo:margin-top="0.0417in" fo:margin-bottom="0in" loext:contextual-spacing="true" fo:line-height="100%" fo:text-align="justify" style:justify-single-word="false" fo:text-indent="-0.25in" style:auto-text-indent="false"/>
    </style:style>
    <style:style style:name="P26" style:family="paragraph" style:parent-style-name="Standard" style:list-style-name="WWNum23">
      <style:paragraph-properties fo:margin-left="1.5in" fo:margin-right="0in" fo:margin-top="0.0417in" fo:margin-bottom="0in" loext:contextual-spacing="true" fo:line-height="100%" fo:text-align="justify" style:justify-single-word="false" fo:text-indent="-0.25in" style:auto-text-indent="false"/>
    </style:style>
    <style:style style:name="P27" style:family="paragraph" style:parent-style-name="Standard" style:list-style-name="WWNum26">
      <style:paragraph-properties fo:margin-left="1.5in" fo:margin-right="0in" fo:margin-top="0.0417in" fo:margin-bottom="0in" loext:contextual-spacing="true" fo:line-height="100%" fo:text-align="justify" style:justify-single-word="false" fo:text-indent="-0.25in" style:auto-text-indent="false"/>
    </style:style>
    <style:style style:name="P28" style:family="paragraph" style:parent-style-name="Standard" style:list-style-name="WWNum20">
      <style:paragraph-properties fo:margin-left="1.5in" fo:margin-right="0in" fo:margin-top="0.0417in" fo:margin-bottom="0in" loext:contextual-spacing="true" fo:line-height="100%" fo:text-align="justify" style:justify-single-word="false" fo:text-indent="-0.25in" style:auto-text-indent="false"/>
    </style:style>
    <style:style style:name="P29" style:family="paragraph" style:parent-style-name="Standard" style:list-style-name="WWNum2">
      <style:paragraph-properties fo:margin-left="1.5in" fo:margin-right="0in" fo:margin-top="0.0417in" fo:margin-bottom="0in" loext:contextual-spacing="true" fo:line-height="100%" fo:text-align="justify" style:justify-single-word="false" fo:text-indent="-0.25in" style:auto-text-indent="false"/>
    </style:style>
    <style:style style:name="P30" style:family="paragraph" style:parent-style-name="Standard" style:list-style-name="WWNum36">
      <style:paragraph-properties fo:margin-left="1.5in" fo:margin-right="0in" fo:margin-top="0.0417in" fo:margin-bottom="0in" loext:contextual-spacing="true" fo:line-height="100%" fo:text-align="justify" style:justify-single-word="false" fo:text-indent="-0.25in" style:auto-text-indent="false"/>
    </style:style>
    <style:style style:name="P31" style:family="paragraph" style:parent-style-name="Standard" style:list-style-name="WWNum16">
      <style:paragraph-properties fo:margin-left="1.5in" fo:margin-right="0in" fo:margin-top="0.0417in" fo:margin-bottom="0in" loext:contextual-spacing="true" fo:line-height="100%" fo:text-align="justify" style:justify-single-word="false" fo:text-indent="-0.25in" style:auto-text-indent="false"/>
    </style:style>
    <style:style style:name="P32" style:family="paragraph" style:parent-style-name="Standard" style:list-style-name="WWNum32">
      <style:paragraph-properties fo:margin-left="1.5in" fo:margin-right="0in" fo:margin-top="0.0417in" fo:margin-bottom="0in" loext:contextual-spacing="true" fo:line-height="100%" fo:text-align="justify" style:justify-single-word="false" fo:text-indent="-0.25in" style:auto-text-indent="false"/>
    </style:style>
    <style:style style:name="P33" style:family="paragraph" style:parent-style-name="Standard" style:list-style-name="WWNum33">
      <style:paragraph-properties fo:margin-left="1.5in" fo:margin-right="0in" fo:margin-top="0.0417in" fo:margin-bottom="0in" loext:contextual-spacing="true" fo:line-height="100%" fo:text-align="justify" style:justify-single-word="false" fo:text-indent="-0.25in" style:auto-text-indent="false"/>
    </style:style>
    <style:style style:name="P34" style:family="paragraph" style:parent-style-name="Standard" style:list-style-name="WWNum46">
      <style:paragraph-properties fo:margin-left="1.5in" fo:margin-right="0in" fo:margin-top="0.0417in" fo:margin-bottom="0in" loext:contextual-spacing="true" fo:line-height="100%" fo:text-align="justify" style:justify-single-word="false" fo:text-indent="-0.25in" style:auto-text-indent="false"/>
    </style:style>
    <style:style style:name="P35" style:family="paragraph" style:parent-style-name="Standard" style:list-style-name="WWNum44">
      <style:paragraph-properties fo:margin-left="1.5in" fo:margin-right="0in" fo:margin-top="0.0417in" fo:margin-bottom="0in" loext:contextual-spacing="true" fo:line-height="100%" fo:text-align="justify" style:justify-single-word="false" fo:text-indent="-0.25in" style:auto-text-indent="false"/>
    </style:style>
    <style:style style:name="P36" style:family="paragraph" style:parent-style-name="Standard" style:list-style-name="WWNum45">
      <style:paragraph-properties fo:margin-left="1.5in" fo:margin-right="0in" fo:margin-top="0.0417in" fo:margin-bottom="0in" loext:contextual-spacing="true" fo:line-height="100%" fo:text-align="justify" style:justify-single-word="false" fo:text-indent="-0.25in" style:auto-text-indent="false"/>
    </style:style>
    <style:style style:name="P37" style:family="paragraph" style:parent-style-name="Standard" style:list-style-name="WWNum7">
      <style:paragraph-properties fo:margin-left="1.5in" fo:margin-right="0in" fo:margin-top="0.0417in" fo:margin-bottom="0in" loext:contextual-spacing="true" fo:line-height="100%" fo:text-align="justify" style:justify-single-word="false" fo:text-indent="-0.25in" style:auto-text-indent="false"/>
    </style:style>
    <style:style style:name="P38" style:family="paragraph" style:parent-style-name="Standard" style:list-style-name="WWNum30">
      <style:paragraph-properties fo:margin-left="1.5in" fo:margin-right="0in" fo:margin-top="0.0417in" fo:margin-bottom="0in" loext:contextual-spacing="true" fo:line-height="100%" fo:text-align="justify" style:justify-single-word="false" fo:text-indent="-0.25in" style:auto-text-indent="false"/>
    </style:style>
    <style:style style:name="P39" style:family="paragraph" style:parent-style-name="Standard" style:list-style-name="WWNum22">
      <style:paragraph-properties fo:margin-left="1.5in" fo:margin-right="0in" fo:margin-top="0.0417in" fo:margin-bottom="0in" loext:contextual-spacing="true" fo:line-height="100%" fo:text-align="justify" style:justify-single-word="false" fo:text-indent="-0.25in" style:auto-text-indent="false"/>
    </style:style>
    <style:style style:name="P40" style:family="paragraph" style:parent-style-name="Standard" style:list-style-name="WWNum17">
      <style:paragraph-properties fo:margin-left="1.5in" fo:margin-right="0in" fo:margin-top="0.0417in" fo:margin-bottom="0in" loext:contextual-spacing="true" fo:line-height="100%" fo:text-align="justify" style:justify-single-word="false" fo:text-indent="-0.25in" style:auto-text-indent="false"/>
    </style:style>
    <style:style style:name="P41" style:family="paragraph" style:parent-style-name="Standard" style:list-style-name="WWNum11">
      <style:paragraph-properties fo:margin-left="1.5in" fo:margin-right="0in" fo:margin-top="0.0417in" fo:margin-bottom="0in" loext:contextual-spacing="true" fo:line-height="100%" fo:text-align="justify" style:justify-single-word="false" fo:text-indent="-0.25in" style:auto-text-indent="false"/>
    </style:style>
    <style:style style:name="P42" style:family="paragraph" style:parent-style-name="Standard" style:list-style-name="WWNum34">
      <style:paragraph-properties fo:margin-left="1.5in" fo:margin-right="0in" fo:margin-top="0.0417in" fo:margin-bottom="0in" loext:contextual-spacing="true" fo:line-height="100%" fo:text-align="justify" style:justify-single-word="false" fo:text-indent="-0.25in" style:auto-text-indent="false"/>
    </style:style>
    <style:style style:name="P43" style:family="paragraph" style:parent-style-name="Standard" style:list-style-name="WWNum28">
      <style:paragraph-properties fo:margin-left="1.5in" fo:margin-right="0in" fo:margin-top="0.0417in" fo:margin-bottom="0in" loext:contextual-spacing="true" fo:line-height="100%" fo:text-align="justify" style:justify-single-word="false" fo:text-indent="-0.25in" style:auto-text-indent="false"/>
    </style:style>
    <style:style style:name="P44" style:family="paragraph" style:parent-style-name="Standard" style:list-style-name="WWNum9">
      <style:paragraph-properties fo:margin-left="1.5in" fo:margin-right="0in" fo:margin-top="0.0417in" fo:margin-bottom="0in" loext:contextual-spacing="true" fo:line-height="100%" fo:text-align="justify" style:justify-single-word="false" fo:text-indent="-0.25in" style:auto-text-indent="false"/>
    </style:style>
    <style:style style:name="P45" style:family="paragraph" style:parent-style-name="Standard" style:list-style-name="WWNum43">
      <style:paragraph-properties fo:margin-left="1.5in" fo:margin-right="0in" fo:margin-top="0.0417in" fo:margin-bottom="0in" loext:contextual-spacing="true" fo:line-height="100%" fo:text-align="justify" style:justify-single-word="false" fo:text-indent="-0.25in" style:auto-text-indent="false"/>
    </style:style>
    <style:style style:name="P46" style:family="paragraph" style:parent-style-name="Standard" style:list-style-name="WWNum37">
      <style:paragraph-properties fo:margin-left="1.5in" fo:margin-right="0in" fo:margin-top="0.0417in" fo:margin-bottom="0in" loext:contextual-spacing="true" fo:line-height="100%" fo:text-align="justify" style:justify-single-word="false" fo:text-indent="-0.25in" style:auto-text-indent="false"/>
    </style:style>
    <style:style style:name="P47" style:family="paragraph" style:parent-style-name="Standard" style:list-style-name="WWNum31">
      <style:paragraph-properties fo:margin-left="1.5in" fo:margin-right="0in" fo:margin-top="0.0417in" fo:margin-bottom="0in" loext:contextual-spacing="true" fo:line-height="100%" fo:text-align="justify" style:justify-single-word="false" fo:text-indent="-0.25in" style:auto-text-indent="false"/>
    </style:style>
    <style:style style:name="P48" style:family="paragraph" style:parent-style-name="Standard" style:list-style-name="WWNum24">
      <style:paragraph-properties fo:margin-left="1.5in" fo:margin-right="0in" fo:margin-top="0.0417in" fo:margin-bottom="0in" loext:contextual-spacing="true" fo:line-height="100%" fo:text-align="justify" style:justify-single-word="false" fo:text-indent="-0.25in" style:auto-text-indent="false"/>
    </style:style>
    <style:style style:name="P49"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50" style:family="paragraph" style:parent-style-name="Standard">
      <style:paragraph-properties fo:margin-left="1in" fo:margin-right="0in" fo:margin-top="0in" fo:margin-bottom="0in" loext:contextual-spacing="false" fo:text-align="justify" style:justify-single-word="false" fo:text-indent="0in" style:auto-text-indent="false"/>
      <style:text-properties style:font-name="Calibri" style:font-name-asian="Calibri1" style:font-name-complex="Calibri1"/>
    </style:style>
    <style:style style:name="P51" style:family="paragraph" style:parent-style-name="Standard">
      <style:paragraph-properties fo:margin-left="1in" fo:margin-right="0in" fo:margin-top="0in" fo:margin-bottom="0in" loext:contextual-spacing="false" fo:text-align="justify" style:justify-single-word="false" fo:text-indent="0in" style:auto-text-indent="false"/>
      <style:text-properties style:font-name="Calibri" fo:font-weight="bold" style:font-name-asian="Calibri1" style:font-weight-asian="bold" style:font-name-complex="Calibri1"/>
    </style:style>
    <style:style style:name="P52" style:family="paragraph" style:parent-style-name="Standard">
      <style:paragraph-properties fo:margin-left="1in" fo:margin-right="0in" fo:margin-top="0.0417in" fo:margin-bottom="0in" loext:contextual-spacing="false" fo:line-height="100%" fo:text-align="justify" style:justify-single-word="false" fo:text-indent="0in" style:auto-text-indent="false"/>
    </style:style>
    <style:style style:name="P53" style:family="paragraph" style:parent-style-name="Standard">
      <style:paragraph-properties fo:margin-left="1in" fo:margin-right="0in" fo:margin-top="0.0417in" fo:margin-bottom="0in" loext:contextual-spacing="false" fo:line-height="100%" fo:text-align="justify" style:justify-single-word="false" fo:text-indent="0in" style:auto-text-indent="false"/>
      <style:text-properties style:font-name="Calibri" style:font-name-asian="Calibri1" style:font-name-complex="Calibri1"/>
    </style:style>
    <style:style style:name="P54" style:family="paragraph" style:parent-style-name="Standard">
      <style:paragraph-properties fo:margin-top="0in" fo:margin-bottom="0in" loext:contextual-spacing="false" fo:text-align="justify" style:justify-single-word="false"/>
    </style:style>
    <style:style style:name="P55" style:family="paragraph" style:parent-style-name="Standard">
      <style:paragraph-properties fo:margin-left="0.5in" fo:margin-right="0in" fo:margin-top="0.0417in" fo:margin-bottom="0in" loext:contextual-spacing="false" fo:line-height="100%" fo:text-align="justify" style:justify-single-word="false" fo:text-indent="0.5in" style:auto-text-indent="false"/>
    </style:style>
    <style:style style:name="P56" style:family="paragraph" style:parent-style-name="Standard">
      <style:paragraph-properties fo:margin-left="0.5in" fo:margin-right="0in" fo:margin-top="0.0417in" fo:margin-bottom="0in" loext:contextual-spacing="false" fo:line-height="100%" fo:text-align="justify" style:justify-single-word="false" fo:text-indent="0.5in" style:auto-text-indent="false"/>
      <style:text-properties style:font-name="Calibri" style:font-name-asian="Calibri1" style:font-name-complex="Calibri1"/>
    </style:style>
    <style:style style:name="P57" style:family="paragraph" style:parent-style-name="Standard">
      <style:paragraph-properties fo:margin-left="0.75in" fo:margin-right="0in" fo:margin-top="0.0417in" fo:margin-bottom="0in" loext:contextual-spacing="false" fo:line-height="100%" fo:text-align="justify" style:justify-single-word="false" fo:text-indent="0.25in" style:auto-text-indent="false"/>
    </style:style>
    <style:style style:name="P58" style:family="paragraph" style:parent-style-name="Standard">
      <style:paragraph-properties fo:margin-left="0.75in" fo:margin-right="0in" fo:margin-top="0.0417in" fo:margin-bottom="0in" loext:contextual-spacing="false" fo:line-height="100%" fo:text-align="justify" style:justify-single-word="false" fo:text-indent="0.25in" style:auto-text-indent="false"/>
      <style:text-properties style:font-name="Calibri" style:font-name-asian="Calibri1" style:font-name-complex="Calibri1"/>
    </style:style>
    <style:style style:name="P59" style:family="paragraph" style:parent-style-name="Standard">
      <style:paragraph-properties fo:margin-left="0.75in" fo:margin-right="0in" fo:margin-top="0.0417in" fo:margin-bottom="0in" loext:contextual-spacing="false" fo:line-height="100%" fo:text-align="justify" style:justify-single-word="false" fo:text-indent="0.25in" style:auto-text-indent="false"/>
      <style:text-properties style:font-name="Calibri" fo:font-size="12pt" style:font-name-asian="Calibri1" style:font-size-asian="12pt" style:font-name-complex="Calibri1" style:font-size-complex="12pt"/>
    </style:style>
    <style:style style:name="P60" style:family="paragraph" style:parent-style-name="Standard">
      <style:paragraph-properties fo:margin-left="0.25in" fo:margin-right="0in" fo:margin-top="0.0417in" fo:margin-bottom="0in" loext:contextual-spacing="false" fo:line-height="100%" fo:text-align="justify" style:justify-single-word="false" fo:text-indent="0in" style:auto-text-indent="false"/>
      <style:text-properties style:font-name="Calibri" style:font-name-asian="Calibri1" style:font-name-complex="Calibri1"/>
    </style:style>
    <style:style style:name="P61" style:family="paragraph" style:parent-style-name="Heading_20_2" style:list-style-name="WWNum27" style:master-page-name="Standard">
      <style:paragraph-properties fo:margin-left="1in" fo:margin-right="0in" fo:margin-top="0.028in" fo:margin-bottom="0in" loext:contextual-spacing="true" fo:line-height="100%" fo:text-align="justify" style:justify-single-word="false" fo:text-indent="-0.25in" style:auto-text-indent="false" style:page-number="1"/>
    </style:style>
    <style:style style:name="P62" style:family="paragraph" style:parent-style-name="Heading_20_3" style:list-style-name="WWNum27">
      <style:paragraph-properties fo:margin-left="1.5in" fo:margin-right="0in" fo:margin-top="0.0835in" fo:margin-bottom="0in" loext:contextual-spacing="true" fo:line-height="100%" fo:text-align="justify" style:justify-single-word="false" fo:text-indent="-0.25in" style:auto-text-indent="false"/>
    </style:style>
    <style:style style:name="T1" style:family="text">
      <style:text-properties fo:color="#366091" style:font-name="Calibri" fo:font-size="14pt" fo:font-weight="bold" style:font-name-asian="Calibri1" style:font-size-asian="14pt" style:font-weight-asian="bold" style:font-name-complex="Calibri1" style:font-size-complex="14pt"/>
    </style:style>
    <style:style style:name="T2" style:family="text">
      <style:text-properties fo:color="#366091" style:font-name="Calibri" style:font-name-asian="Calibri1" style:font-name-complex="Calibri1"/>
    </style:style>
    <style:style style:name="T3" style:family="text">
      <style:text-properties fo:color="#366091" style:font-name="Calibri" fo:font-size="12pt" fo:font-weight="bold" style:font-name-asian="Calibri1" style:font-size-asian="12pt" style:font-weight-asian="bold" style:font-name-complex="Calibri1" style:font-size-complex="12pt"/>
    </style:style>
    <style:style style:name="T4" style:family="text">
      <style:text-properties fo:color="#366091" style:font-name="Calibri" fo:font-size="12pt" style:font-name-asian="Calibri1" style:font-size-asian="12pt" style:font-name-complex="Calibri1" style:font-size-complex="12pt"/>
    </style:style>
    <style:style style:name="T5" style:family="text">
      <style:text-properties style:font-name="Calibri" fo:font-weight="bold" style:font-name-asian="Calibri1" style:font-weight-asian="bold" style:font-name-complex="Calibri1"/>
    </style:style>
    <style:style style:name="T6" style:family="text">
      <style:text-properties style:font-name="Calibri" style:font-name-asian="Calibri1" style:font-name-complex="Calibri1"/>
    </style:style>
    <style:style style:name="T7" style:family="text">
      <style:text-properties style:font-name="Calibri" fo:font-size="12pt" style:font-name-asian="Calibri1" style:font-size-asian="12pt"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0198393111660596" text:style-name="WWNum27">
        <text:list-item>
          <text:list>
            <text:list-item>
              <text:p text:style-name="P61"><text:bookmark text:name="_vs7mzsgg8d5s"/><text:span text:style-name="T1">Requisitos</text:span></text:p>
              <text:list>
                <text:list-item>
                  <text:p text:style-name="P62"><text:bookmark text:name="_qw49ehxtn4sf"/><text:span text:style-name="T3">Requisitos de Sistema</text:span></text:p>
                </text:list-item>
              </text:list>
            </text:list-item>
          </text:list>
        </text:list-item>
      </text:list>
      <text:list xml:id="list7130997093136132129" text:style-name="WWNum19">
        <text:list-item>
          <text:p text:style-name="P1"><text:span text:style-name="T5">reqSis01</text:span></text:p>
        </text:list-item>
      </text:list>
      <text:p text:style-name="P49"><text:span text:style-name="T6">Eu, como usuário, desejo me cadastrar no sistema de forma segura e rápida, para</text:span></text:p>
      <text:p text:style-name="P49"><text:span text:style-name="T6">usufruir de todas as funcionalidades que o aplicativo oferece.Para se cadastrar o usuário de fornecer as seguintes informações: Nome, E-mail, Telefone,</text:span></text:p>
      <text:p text:style-name="P49"><text:span text:style-name="T6">Cidade, Estado e Senha, sendo que apenas o campo TELEFONE não é obrigatório</text:span></text:p>
      <text:p text:style-name="P50"/>
      <text:list xml:id="list7081848922300107934" text:style-name="WWNum35">
        <text:list-item>
          <text:p text:style-name="P2"><text:span text:style-name="T5">reqSis02</text:span></text:p>
        </text:list-item>
      </text:list>
      <text:p text:style-name="P49"><text:span text:style-name="T6">Eu, como usuário, desejo atualizar meus dados cadastrais, para manter minha conta sempre atualizada.</text:span></text:p>
      <text:p text:style-name="P50"/>
      <text:list xml:id="list2885013986381101193" text:style-name="WWNum41">
        <text:list-item>
          <text:p text:style-name="P3"><text:span text:style-name="T5">reqSis03</text:span></text:p>
        </text:list-item>
      </text:list>
      <text:p text:style-name="P49"><text:span text:style-name="T6">Eu, como usuário, desejo cancelar minha conta quando julgar que não é mais</text:span></text:p>
      <text:p text:style-name="P49"><text:span text:style-name="T6">conveniente continuar utilizando o aplicativo.</text:span></text:p>
      <text:p text:style-name="P50"/>
      <text:list xml:id="list1008491772603373471" text:style-name="WWNum25">
        <text:list-item>
          <text:p text:style-name="P4"><text:span text:style-name="T5">reqSis04</text:span></text:p>
        </text:list-item>
      </text:list>
      <text:p text:style-name="P49"><text:span text:style-name="T6">Eu, como usuário, desejo atualizar meu perfil no aplicativo de forma rápida e segura. O perfil dos usuários deve ter as seguintes informações: Nome de usuário, Gênero dos livros que tem interesse, Nome dos livros que tem interesse.</text:span></text:p>
      <text:p text:style-name="P50"/>
      <text:list xml:id="list1815625052839563503" text:style-name="WWNum38">
        <text:list-item>
          <text:p text:style-name="P5"><text:span text:style-name="T5">reqSis05</text:span></text:p>
        </text:list-item>
      </text:list>
      <text:p text:style-name="P49"><text:span text:style-name="T6">Eu, como usuário, desejo fazer login no sistema de forma rápida e segura, e espero</text:span></text:p>
      <text:p text:style-name="P49"><text:span text:style-name="T6">que o sistema garanta que outros usuários não acessem minha conta. Para realizar login é necessário informar o nome de usuário e sua respectiva senha.</text:span></text:p>
      <text:p text:style-name="P50"><text:soft-page-break/></text:p>
      <text:list xml:id="list5503165173285845050" text:style-name="WWNum14">
        <text:list-item>
          <text:p text:style-name="P6"><text:span text:style-name="T5">reqSis06</text:span></text:p>
        </text:list-item>
      </text:list>
      <text:p text:style-name="P49"><text:span text:style-name="T6">Eu, como usuário, desejo definir preferência por gêneros de livros de forma rápida e</text:span></text:p>
      <text:p text:style-name="P49"><text:span text:style-name="T6">precisa.</text:span></text:p>
      <text:p text:style-name="P50"/>
      <text:list xml:id="list8435980557465513273" text:style-name="WWNum48">
        <text:list-item>
          <text:p text:style-name="P7"><text:span text:style-name="T5">reqSis07</text:span></text:p>
        </text:list-item>
      </text:list>
      <text:p text:style-name="P49"><text:span text:style-name="T6">Eu, como usuário, desejo definir preferência por autores de forma rápida e precisa.</text:span></text:p>
      <text:p text:style-name="P50"/>
      <text:list xml:id="list2673990799673470495" text:style-name="WWNum5">
        <text:list-item>
          <text:p text:style-name="P8"><text:span text:style-name="T5">reqSis08</text:span></text:p>
        </text:list-item>
      </text:list>
      <text:p text:style-name="P49"><text:span text:style-name="T6">Eu, como usuário, desejo definir preferência por títulos de livros de forma rápida e</text:span></text:p>
      <text:p text:style-name="P49"><text:span text:style-name="T6">precisa.</text:span></text:p>
      <text:p text:style-name="P50"/>
      <text:list xml:id="list4371497897134764557" text:style-name="WWNum40">
        <text:list-item>
          <text:p text:style-name="P9"><text:span text:style-name="T5">reqSis09</text:span></text:p>
        </text:list-item>
      </text:list>
      <text:p text:style-name="P49"><text:span text:style-name="T6">Eu, como usuário, desejoadicionar livros que estou disposto a doar ou trocar, de</text:span></text:p>
      <text:p text:style-name="P49"><text:span text:style-name="T6">forma ilimitada à minha coleção. O livro deve conter as seguintes informações: Título do livro, Nome do autor, Edição, Código do livro, Gênero, Data que comprou, Fotos para avaliar o estado do livro (3 fotos), Estado de conservação do livro (novo, praticamente novo, conservado, usado, velho) e Espaço (caixa de texto) para que o anunciante possa fazer uma breve descrição do que achou do livro, apenas este último tópico é opcional, os demais são de preenchimento obrigatório.</text:span></text:p>
      <text:p text:style-name="P50"/>
      <text:list xml:id="list3215456557787826755" text:style-name="WWNum39">
        <text:list-item>
          <text:p text:style-name="P10"><text:span text:style-name="T5">reqSis10</text:span></text:p>
        </text:list-item>
      </text:list>
      <text:p text:style-name="P49"><text:span text:style-name="T6">Eu, como usuário, desejo registrar interesse em um livro para que a pessoas que</text:span></text:p>
      <text:p text:style-name="P49"><text:span text:style-name="T6">está anunciando receba uma notificação/aviso informando-o de meu interesse.</text:span></text:p>
      <text:p text:style-name="P50"/>
      <text:list xml:id="list8932365160577498066" text:style-name="WWNum29">
        <text:list-item>
          <text:p text:style-name="P11"><text:span text:style-name="T5">reqSis11</text:span></text:p>
        </text:list-item>
      </text:list>
      <text:p text:style-name="P49"><text:soft-page-break/><text:span text:style-name="T6">Eu, como usuário, desejo remover meu anúncio de um livro quando este for doado, trocado ou quando eu não quiser mais me desfazer dele. O motivo pelo qual o anúncio é retirado deve ser registrado, no perfil do usuário.</text:span></text:p>
      <text:p text:style-name="P50"/>
      <text:list xml:id="list6691701966281425300" text:style-name="WWNum1">
        <text:list-item>
          <text:p text:style-name="P12"><text:span text:style-name="T5">reqSis12</text:span></text:p>
        </text:list-item>
      </text:list>
      <text:p text:style-name="P49"><text:span text:style-name="T6">Eu, como usuário, desejo atualizar meus anúncios de livro sempre que julgar</text:span></text:p>
      <text:p text:style-name="P49"><text:span text:style-name="T6">conveniente alterar ou acrescentar informações no anúncio em questão.</text:span></text:p>
      <text:p text:style-name="P51"/>
      <text:list xml:id="list8855111748638714733" text:style-name="WWNum4">
        <text:list-item>
          <text:p text:style-name="P13"><text:span text:style-name="T5">reqSis13</text:span></text:p>
        </text:list-item>
      </text:list>
      <text:p text:style-name="P49"><text:span text:style-name="T6">Eu, como usuário, desejo receber notificações quando alguém tiver interesse em um livro que foi anunciado por mim, podendo escolher um livro da coleção do outro usuário para ser trocado pelo meu, ou simplesmente doar meu livro para ele.</text:span></text:p>
      <text:p text:style-name="P50"/>
      <text:list xml:id="list4928735354143886913" text:style-name="WWNum47">
        <text:list-item>
          <text:p text:style-name="P14"><text:span text:style-name="T5">reqSis14</text:span></text:p>
        </text:list-item>
      </text:list>
      <text:p text:style-name="P49"><text:span text:style-name="T6">Eu, como usuário, desejo me comunicar com a pessoa que está anunciando um</text:span></text:p>
      <text:p text:style-name="P49"><text:span text:style-name="T6">livro que eu tenho interesse, para poder estabelecer como será realizada a entrega</text:span></text:p>
      <text:p text:style-name="P49"><text:span text:style-name="T6">do livro. Depois que um usuário registra seu interesse em um livro o anunciante aprova a "solicitação de interesse" e a pessoa que registrou interesse recebe uma notificação com o e-mail do anunciante para poderem manter contato.</text:span></text:p>
      <text:p text:style-name="P50"/>
      <text:list xml:id="list1920257288827115726" text:style-name="WWNum13">
        <text:list-item>
          <text:p text:style-name="P15"><text:span text:style-name="T5">reqSis15</text:span></text:p>
        </text:list-item>
      </text:list>
      <text:p text:style-name="P49"><text:span text:style-name="T6">Eu, como como usuário, desejo receber e-mail para recuperar minha senha, quando eu selecionar a opção "Esqueci minha senha" na hora de fazer login.</text:span></text:p>
      <text:p text:style-name="P50"/>
      <text:list xml:id="list2264799499041379003" text:style-name="WWNum3">
        <text:list-item>
          <text:p text:style-name="P16"><text:span text:style-name="T5">reqSis16</text:span></text:p>
        </text:list-item>
      </text:list>
      <text:p text:style-name="P49"><text:span text:style-name="T6">Eu, como usuário, desejo visualizar todo meu histórico de adição e remoção de livros.</text:span></text:p>
      <text:p text:style-name="P50"/>
      <text:list xml:id="list964271933686259294" text:style-name="WWNum10">
        <text:list-item>
          <text:p text:style-name="P17"><text:span text:style-name="T5">reqSis17</text:span></text:p>
        </text:list-item>
      </text:list>
      <text:p text:style-name="P49"><text:soft-page-break/><text:span text:style-name="T6">Eu, como administrador do sistema, desejo poder criar contas de novos usuários.</text:span></text:p>
      <text:p text:style-name="P50"/>
      <text:list xml:id="list1583821662093241918" text:style-name="WWNum49">
        <text:list-item>
          <text:p text:style-name="P18"><text:span text:style-name="T5">reqSis18</text:span></text:p>
        </text:list-item>
      </text:list>
      <text:p text:style-name="P49"><text:span text:style-name="T6">Eu, como administrador do sistema, desejo poder excluir contas de usuários caso este esteja violando alguma regra do aplicativo. O motivo da exclusão da conta de um usuário deve ser registrado no sistema.</text:span></text:p>
      <text:p text:style-name="P50"/>
      <text:list xml:id="list1412993458407014027" text:style-name="WWNum8">
        <text:list-item>
          <text:p text:style-name="P19"><text:span text:style-name="T5">reqSis19</text:span></text:p>
        </text:list-item>
      </text:list>
      <text:p text:style-name="P49"><text:span text:style-name="T6">Eu, como administrador do sistema, desejo visualizar relatórios com dados estatísticos de uso do sistema em um período de tempo informado por mim. </text:span></text:p>
      <text:p text:style-name="P50"/>
      <text:list xml:id="list6128677431587183484" text:style-name="WWNum12">
        <text:list-item>
          <text:p text:style-name="P20"><text:span text:style-name="T5">reqSis20</text:span></text:p>
        </text:list-item>
      </text:list>
      <text:p text:style-name="P49"><text:span text:style-name="T6">Eu, como administrador do sistema, desejo que o usuários possam avaliar o aplicativo para que eu possa saber qual o nível de satisfação dos usuários e assim</text:span></text:p>
      <text:p text:style-name="P49"><text:span text:style-name="T6">buscar melhorar cada vez mais o dbook.</text:span></text:p>
      <text:p text:style-name="P50"/>
      <text:list xml:id="list1938772732838366994" text:style-name="WWNum6">
        <text:list-item>
          <text:p text:style-name="P21"><text:span text:style-name="T5">reqSis21</text:span></text:p>
        </text:list-item>
      </text:list>
      <text:p text:style-name="P54"><text:span text:style-name="T5"><text:s/><text:tab/><text:tab/></text:span><text:span text:style-name="T6">Eu, como usuário, desejo ter livros que representem minhas preferências <text:s text:c="11"/>oferecidos a mim pelo aplicativo, podendo dar um “match” ou ignorá-lo.</text:span></text:p>
      <text:p text:style-name="P50"/>
      <text:list xml:id="list155832831170357" text:continue-list="list2010198393111660596" text:style-name="WWNum27">
        <text:list-item>
          <text:list>
            <text:list-item>
              <text:list>
                <text:list-item>
                  <text:p text:style-name="P62"><text:bookmark text:name="_fe0jxfastq7z"/><text:span text:style-name="T3">Requisitos de Qualidade</text:span></text:p>
                </text:list-item>
              </text:list>
            </text:list-item>
          </text:list>
        </text:list-item>
      </text:list>
      <text:list xml:id="list2736494828960628376" text:style-name="WWNum15">
        <text:list-item>
          <text:p text:style-name="P22"><text:span text:style-name="T5">reqQua1</text:span></text:p>
        </text:list-item>
      </text:list>
      <text:p text:style-name="P55"><text:span text:style-name="T6">O software deverá carregar corretamente as imagens dos livros a partir da câmera ou da galeria do celular do usuário quando este for anunciar um livro.</text:span></text:p>
      <text:p text:style-name="P56"/>
      <text:list xml:id="list4128686359809315139" text:style-name="WWNum18">
        <text:list-item>
          <text:p text:style-name="P23"><text:span text:style-name="T5">reqQua2</text:span></text:p>
        </text:list-item>
      </text:list>
      <text:p text:style-name="P57"><text:span text:style-name="T6">O software deverá ser capaz de enviar e-mail para os usuários confirmarem a</text:span></text:p>
      <text:p text:style-name="P57"><text:soft-page-break/><text:span text:style-name="T6">criação de sua conta.</text:span></text:p>
      <text:p text:style-name="P58"/>
      <text:list xml:id="list2375995751808181574" text:style-name="WWNum42">
        <text:list-item>
          <text:p text:style-name="P24"><text:span text:style-name="T5">reqQua3</text:span></text:p>
        </text:list-item>
      </text:list>
      <text:p text:style-name="P52"><text:span text:style-name="T6">O software deverá ser capaz de enviar e-mail para os usuários confirmarem a exclusão de sua conta.</text:span></text:p>
      <text:p text:style-name="P53"/>
      <text:list xml:id="list578167958356586234" text:style-name="WWNum21">
        <text:list-item>
          <text:p text:style-name="P25"><text:span text:style-name="T5">reqQua4</text:span></text:p>
        </text:list-item>
      </text:list>
      <text:p text:style-name="P52"><text:span text:style-name="T6">O software deverá ser capaz de enviar e-mail para os usuários receberem suas informações cadastrais quando solicitado a opção recuperar senha.</text:span></text:p>
      <text:p text:style-name="P53"/>
      <text:list xml:id="list4651867128614131427" text:style-name="WWNum23">
        <text:list-item>
          <text:p text:style-name="P26"><text:span text:style-name="T5">reqQua5</text:span></text:p>
        </text:list-item>
      </text:list>
      <text:p text:style-name="P52"><text:span text:style-name="T6">O software deverá garantir que apenas usuários cadastrados tenham acesso ao aplicativo.</text:span></text:p>
      <text:p text:style-name="P60"/>
      <text:list xml:id="list5553611053009358572" text:style-name="WWNum26">
        <text:list-item>
          <text:p text:style-name="P27"><text:span text:style-name="T5">reqQua6</text:span></text:p>
        </text:list-item>
      </text:list>
      <text:p text:style-name="P52"><text:span text:style-name="T6">O software deverá garantir que o usuário possa anunciar livros apenas em sua própria conta.</text:span></text:p>
      <text:p text:style-name="P53"/>
      <text:list xml:id="list8029097573502233599" text:style-name="WWNum20">
        <text:list-item>
          <text:p text:style-name="P28"><text:span text:style-name="T5">reqQua7</text:span></text:p>
        </text:list-item>
      </text:list>
      <text:p text:style-name="P52"><text:span text:style-name="T6">O software deverá garantir que o usuário possa remover apenas os anúncios de <text:s text:c="3"/>livros de sua própria conta.</text:span></text:p>
      <text:p text:style-name="P53"/>
      <text:list xml:id="list3038954719901868507" text:style-name="WWNum2">
        <text:list-item>
          <text:p text:style-name="P29"><text:span text:style-name="T5">reqQua8</text:span></text:p>
        </text:list-item>
      </text:list>
      <text:p text:style-name="P52"><text:span text:style-name="T6">O software deverá garantir que o usuário possa modificar os dados cadastrais e de <text:s/>perfil apenas em sua própria conta.</text:span></text:p>
      <text:p text:style-name="P60"/>
      <text:list xml:id="list9222631740644436694" text:style-name="WWNum36">
        <text:list-item>
          <text:p text:style-name="P30"><text:span text:style-name="T5">reqQua9</text:span></text:p>
        </text:list-item>
      </text:list>
      <text:p text:style-name="P52"><text:soft-page-break/><text:span text:style-name="T6">O software deverá garantir que o usuário possa ler os dados dos livros anunciados nas contas de outros usuários.</text:span></text:p>
      <text:p text:style-name="P53"/>
      <text:list xml:id="list6216186281988589774" text:style-name="WWNum16">
        <text:list-item>
          <text:p text:style-name="P31"><text:span text:style-name="T5">reqQua10</text:span></text:p>
        </text:list-item>
      </text:list>
      <text:p text:style-name="P52"><text:span text:style-name="T6">O software deverá garantir que o usuário possa ter acesso a todos os seus dados (pessoais e histórico de seus livros), quando acessar o aplicativo com e-mail e senha correta.</text:span></text:p>
      <text:p text:style-name="P53"/>
      <text:list xml:id="list6758466662905447697" text:style-name="WWNum32">
        <text:list-item>
          <text:p text:style-name="P32"><text:span text:style-name="T5">reqQua11</text:span></text:p>
        </text:list-item>
      </text:list>
      <text:p text:style-name="P52"><text:span text:style-name="T6">O software deverá apresentar mensagem de erros quando o usuário preencher dados para anúncio de um livro de forma incorreta e permitir que o usuário corrija seus erros.</text:span></text:p>
      <text:p text:style-name="P53"/>
      <text:list xml:id="list8319941625748536200" text:style-name="WWNum33">
        <text:list-item>
          <text:p text:style-name="P33"><text:span text:style-name="T5">reqQua12</text:span></text:p>
        </text:list-item>
      </text:list>
      <text:p text:style-name="P52"><text:span text:style-name="T6">O software deverá apresentar mensagem de erros quando o usuário preencher seus dados de cadastro de forma incorreta e permitir que o usuário corrija seus erros.</text:span></text:p>
      <text:p text:style-name="P53"/>
      <text:list xml:id="list761752888123491393" text:style-name="WWNum46">
        <text:list-item>
          <text:p text:style-name="P34"><text:span text:style-name="T5">reqQua13</text:span></text:p>
        </text:list-item>
      </text:list>
      <text:p text:style-name="P57"><text:span text:style-name="T6">O software deverá apresentar mensagem de erros quando o usuário preencher os</text:span></text:p>
      <text:p text:style-name="P52"><text:span text:style-name="T6">dados de atualização de seu perfil de forma incorreta e permitir que o usuário corrija seus erros.</text:span></text:p>
      <text:p text:style-name="P53"/>
      <text:list xml:id="list3262869371093045053" text:style-name="WWNum44">
        <text:list-item>
          <text:p text:style-name="P35"><text:span text:style-name="T5">reqQua14</text:span></text:p>
        </text:list-item>
      </text:list>
      <text:p text:style-name="P52"><text:span text:style-name="T6">O software deverá apresentar mensagem perguntando se o usuário realmente deseja remover anúncio de um livro, quando está funcionalidade for solicitada.</text:span></text:p>
      <text:p text:style-name="P53"/>
      <text:list xml:id="list2783705739810292838" text:style-name="WWNum45">
        <text:list-item>
          <text:p text:style-name="P36"><text:span text:style-name="T5">reqQua15</text:span></text:p>
        </text:list-item>
      </text:list>
      <text:p text:style-name="P57"><text:span text:style-name="T6">O software deverá ficar disponível para uso 24h por dia, 7 dias por semana.</text:span></text:p>
      <text:p text:style-name="P60"/>
      <text:list xml:id="list3774421416928576443" text:style-name="WWNum7">
        <text:list-item>
          <text:p text:style-name="P37"><text:soft-page-break/><text:span text:style-name="T5">reqQua16</text:span></text:p>
        </text:list-item>
      </text:list>
      <text:p text:style-name="P52"><text:span text:style-name="T6">Em casos de falhas do sistema, o software terá 36h por mês para retomar seu funcionamento normal.</text:span></text:p>
      <text:p text:style-name="P53"/>
      <text:list xml:id="list7582824175212516023" text:style-name="WWNum30">
        <text:list-item>
          <text:p text:style-name="P38"><text:span text:style-name="T5">reqQua17</text:span></text:p>
        </text:list-item>
      </text:list>
      <text:p text:style-name="P57"><text:span text:style-name="T6">O software deverá ter capacidade para atender 1000 usuários simultaneamente.</text:span></text:p>
      <text:p text:style-name="P58"/>
      <text:list xml:id="list3501014274724469249" text:style-name="WWNum22">
        <text:list-item>
          <text:p text:style-name="P39"><text:span text:style-name="T5">reqQua18</text:span></text:p>
        </text:list-item>
      </text:list>
      <text:p text:style-name="P52"><text:span text:style-name="T6">Assim que o usuário criar sua conta no aplicativo o software exibe slides que apresentam as principais funcionalidades do aplicativo.</text:span></text:p>
      <text:p text:style-name="P53"/>
      <text:list xml:id="list7561779602833399858" text:style-name="WWNum17">
        <text:list-item>
          <text:p text:style-name="P40"><text:span text:style-name="T5">reqQua19</text:span></text:p>
        </text:list-item>
      </text:list>
      <text:p text:style-name="P52"><text:span text:style-name="T6">Nessa primeira versão a aplicativo estará disponível apenas para Android. Deverá ser desenvolvido com a ferramenta Android Studio e na linguagem Java. </text:span></text:p>
      <text:p text:style-name="P53"/>
      <text:list xml:id="list5801192786814686972" text:style-name="WWNum11">
        <text:list-item>
          <text:p text:style-name="P41"><text:span text:style-name="T5">reqQua20</text:span></text:p>
        </text:list-item>
      </text:list>
      <text:p text:style-name="P57"><text:span text:style-name="T6">O software deverá ser facilmente instalado utilizando a PlayStore dos dispositivos</text:span></text:p>
      <text:p text:style-name="P57"><text:span text:style-name="T6">Android.</text:span></text:p>
      <text:p text:style-name="P58"/>
      <text:list xml:id="list8008876289381689384" text:style-name="WWNum34">
        <text:list-item>
          <text:p text:style-name="P42"><text:span text:style-name="T5">reqQua21</text:span></text:p>
        </text:list-item>
      </text:list>
      <text:p text:style-name="P52"><text:span text:style-name="T6">O hardware deverá apresentar no mínimo um processador igual ou superior a 1 ghz e ter a versão Android 4.4 KitKat para que o aplicativo funcione corretamente.</text:span></text:p>
      <text:p text:style-name="P53"/>
      <text:list xml:id="list1309937199617206361" text:style-name="WWNum28">
        <text:list-item>
          <text:p text:style-name="P43"><text:span text:style-name="T5">reqQua22</text:span></text:p>
        </text:list-item>
      </text:list>
      <text:p text:style-name="P57"><text:span text:style-name="T6">O software deverá responder as funcionalidades em no máximo 3 segundos.</text:span></text:p>
      <text:p text:style-name="P58"><text:soft-page-break/></text:p>
      <text:list xml:id="list2660113003093752748" text:style-name="WWNum9">
        <text:list-item>
          <text:p text:style-name="P44"><text:span text:style-name="T5">reqQua23</text:span></text:p>
        </text:list-item>
      </text:list>
      <text:p text:style-name="P57"><text:span text:style-name="T6">Os recursos que o software utilizará será no máximo 2 Megabytes/segundo de</text:span></text:p>
      <text:p text:style-name="P57"><text:span text:style-name="T7">dados móveis.</text:span></text:p>
      <text:p text:style-name="P59"/>
      <text:list xml:id="list1698487791862854111" text:style-name="WWNum43">
        <text:list-item>
          <text:p text:style-name="P45"><text:span text:style-name="T5">reqQua24</text:span></text:p>
        </text:list-item>
      </text:list>
      <text:p text:style-name="P57"><text:span text:style-name="T6">O código do aplicativo deverá seguir as boas práticas de programação para facilitar</text:span></text:p>
      <text:p text:style-name="P57"><text:span text:style-name="T6">sua análise e capacidade de enfrentar mudanças em versões futuras. </text:span></text:p>
      <text:p text:style-name="P58"/>
      <text:list xml:id="list8358047423923463367" text:style-name="WWNum37">
        <text:list-item>
          <text:p text:style-name="P46"><text:span text:style-name="T5">reqQua25</text:span></text:p>
        </text:list-item>
      </text:list>
      <text:p text:style-name="P57"><text:span text:style-name="T6">O código deverá apresentar alto nível de coesão e baixo nível de acoplamento.</text:span></text:p>
      <text:p text:style-name="P58"/>
      <text:list xml:id="list94159579651567161" text:style-name="WWNum31">
        <text:list-item>
          <text:p text:style-name="P47"><text:span text:style-name="T5">reqQua26</text:span></text:p>
        </text:list-item>
      </text:list>
      <text:p text:style-name="P52"><text:span text:style-name="T6">As mudanças feitas em versões futuras do software deverão estar devidamente justificadas e documentadas para possibilitar testes e testes de regressão do aplicativo.</text:span></text:p>
      <text:p text:style-name="P53"/>
      <text:list xml:id="list8953364177275888750" text:style-name="WWNum24">
        <text:list-item>
          <text:p text:style-name="P48"><text:span text:style-name="T5">reqQua27</text:span></text:p>
        </text:list-item>
      </text:list>
      <text:p text:style-name="P57"><text:span text:style-name="T6">A estética da interface do software deverá seguir os padrões para a interface do</text:span><text:span text:style-name="T5"> </text:span><text:span text:style-name="T6">sistema Andr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Calibri" fo:font-family="Calibri" style:font-family-generic="roman" style:font-pitch="variable"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alibri" fo:font-family="Calibri" style:font-family-generic="roman" style:font-pitch="variable"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Calibri" fo:font-family="Calibri" style:font-family-generic="roman" style:font-pitch="variable"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Calibri" fo:font-family="Calibri" style:font-family-generic="roman" style:font-pitch="variable"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Calibri" fo:font-family="Calibri" style:font-family-generic="roman" style:font-pitch="variable"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Calibri" fo:font-family="Calibri" style:font-family-generic="roman" style:font-pitch="variable"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Calibri" fo:font-family="Calibri" style:font-family-generic="roman" style:font-pitch="variable"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8pt" style:text-underline-style="none"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ListLabel_20_236" style:display-name="ListLabel 236" style:family="text">
      <style:text-properties style:font-name="Calibri" fo:font-family="Calibri" style:font-family-generic="roman" style:font-pitch="variable"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237" style:display-name="ListLabel 237" style:family="text">
      <style:text-properties style:font-name="Calibri" fo:font-family="Calibri" style:font-family-generic="roman" style:font-pitch="variable" fo:font-size="12pt" style:text-underline-style="none" fo:font-weight="bold"/>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Calibri" fo:font-family="Calibri" style:font-family-generic="roman" style:font-pitch="variable"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Calibri" fo:font-family="Calibri" style:font-family-generic="roman" style:font-pitch="variable"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Calibri" fo:font-family="Calibri" style:font-family-generic="roman" style:font-pitch="variable"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Calibri" fo:font-family="Calibri" style:font-family-generic="roman" style:font-pitch="variable"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Calibri" fo:font-family="Calibri" style:font-family-generic="roman" style:font-pitch="variable"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Calibri" fo:font-family="Calibri" style:font-family-generic="roman" style:font-pitch="variable"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Calibri" fo:font-family="Calibri" style:font-family-generic="roman" style:font-pitch="variable"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Calibri" fo:font-family="Calibri" style:font-family-generic="roman" style:font-pitch="variable"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Calibri" fo:font-family="Calibri" style:font-family-generic="roman" style:font-pitch="variable"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Calibri" fo:font-family="Calibri" style:font-family-generic="roman" style:font-pitch="variable" style:text-underline-style="none" fo:font-weight="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Calibri" fo:font-family="Calibri" style:font-family-generic="roman" style:font-pitch="variable"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Calibri" fo:font-family="Calibri" style:font-family-generic="roman" style:font-pitch="variable" style:text-underline-style="none" fo:font-weight="bold"/>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Calibri" fo:font-family="Calibri" style:font-family-generic="roman" style:font-pitch="variable"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Calibri" fo:font-family="Calibri" style:font-family-generic="roman" style:font-pitch="variable"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Calibri" fo:font-family="Calibri" style:font-family-generic="roman" style:font-pitch="variable" style:text-underline-style="none" fo:font-weight="bold"/>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Calibri" fo:font-family="Calibri" style:font-family-generic="roman" style:font-pitch="variable" style:text-underline-style="none" fo:font-weight="bold"/>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Calibri" fo:font-family="Calibri" style:font-family-generic="roman" style:font-pitch="variable"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Calibri" fo:font-family="Calibri" style:font-family-generic="roman" style:font-pitch="variable"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Calibri" fo:font-family="Calibri"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Calibri" fo:font-family="Calibri" style:font-family-generic="roman" style:font-pitch="variable" style:text-underline-style="none" fo:font-weight="bold"/>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Calibri" fo:font-family="Calibri" style:font-family-generic="roman" style:font-pitch="variable" style:text-underline-style="none" fo:font-weight="bold"/>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Calibri" fo:font-family="Calibri" style:font-family-generic="roman" style:font-pitch="variable" style:text-underline-style="none" fo:font-weight="bold"/>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36"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37"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9"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0"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42"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43"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16" meta:word-count="1264" meta:character-count="7709" meta:non-whitespace-character-count="6591"/>
    <meta:generator>LibreOfficeDev/5.1.0.3$Linux_X86_64 LibreOffice_project/</meta:generator>
  </office:meta>
</office:document-meta>
</file>